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Run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573cm" svg:y2="8.023cm" draw:start-shape="id4" draw:start-glue-point="6" draw:end-shape="id5" draw:end-glue-point="3" svg:d="m6361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3.573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7" draw:id="id7" draw:layer="layout" svg:width="4.074cm" svg:height="0.889cm" svg:x="4.419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4.429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2.581cm" svg:x2="6.461cm" svg:y2="14.204cm" draw:start-shape="id7" draw:end-shape="id8" svg:d="m6456 12581 5 1623" svg:viewBox="0 0 6 1624">
          <text:p/>
        </draw:connector>
        <draw:custom-shape draw:style-name="gr5" draw:text-style-name="P2" xml:id="id5" draw:id="id5" draw:layer="layout" svg:width="4.064cm" svg:height="0.762cm" svg:x="13.573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8.404cm" svg:x2="15.609cm" svg:y2="9.674cm" draw:start-shape="id5" draw:start-glue-point="6" draw:end-shape="id9" draw:end-glue-point="4" svg:d="m15605 8404 4 1270" svg:viewBox="0 0 5 1271">
          <text:p/>
        </draw:connector>
        <draw:custom-shape draw:style-name="gr5" draw:text-style-name="P3" xml:id="id11" draw:id="id11" draw:layer="layout" svg:width="4.826cm" svg:height="1.397cm" svg:x="13.192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2.976cm" svg:x2="15.605cm" svg:y2="14.246cm" draw:start-shape="id10" draw:end-shape="id11" draw:end-glue-point="4" svg:d="m15605 12976v1270" svg:viewBox="0 0 1 1271">
          <text:p/>
        </draw:connector>
        <draw:custom-shape draw:style-name="gr1" draw:text-style-name="P2" xml:id="id14" draw:id="id14" draw:layer="layout" svg:width="5.207cm" svg:height="1.284cm" svg:x="3.921cm" svg:y="20.582cm">
          <text:p text:style-name="P1"><text:span text:style-name="T1">jettyRun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2.39cm" svg:x2="8.366cm" svg:y2="9.583cm" draw:start-shape="id10" draw:end-shape="id6" draw:end-glue-point="7" svg:d="m13573 12390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3.7cm" svg:y="17.0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5.643cm" svg:x2="15.605cm" svg:y2="17.04cm" draw:start-shape="id11" draw:end-shape="id12" draw:end-glue-point="0" svg:d="m15605 15643v1397" svg:viewBox="0 0 1 1398">
          <text:p/>
        </draw:connector>
        <draw:connector draw:style-name="gr4" draw:text-style-name="P3" draw:layer="layout" draw:type="line" svg:x1="8.493cm" svg:y1="14.789cm" svg:x2="13.192cm" svg:y2="14.944cm" draw:start-shape="id8" draw:end-shape="id11" svg:d="m8493 14789 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3" draw:id="id13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5.375cm" svg:x2="6.461cm" svg:y2="17.407cm" draw:start-shape="id8" draw:start-glue-point="6" draw:end-shape="id13" draw:end-glue-point="4" svg:d="m6461 15375v2032" svg:viewBox="0 0 1 2033">
          <text:p/>
        </draw:connector>
        <draw:connector draw:style-name="gr4" draw:text-style-name="P3" draw:layer="layout" draw:type="line" svg:x1="13.7cm" svg:y1="17.421cm" svg:x2="8.366cm" svg:y2="17.992cm" draw:start-shape="id12" draw:start-glue-point="5" draw:end-shape="id13" svg:d="m13700 17421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525cm" svg:y2="20.582cm" draw:start-shape="id13" draw:start-glue-point="6" draw:end-shape="id14" draw:end-glue-point="4" svg:d="m6461 18578 64 2004" svg:viewBox="0 0 65 2005">
          <text:p/>
        </draw:connector>
        <draw:custom-shape draw:style-name="gr5" draw:text-style-name="P3" xml:id="id9" draw:id="id9" draw:layer="layout" svg:width="4.326cm" svg:height="0.889cm" svg:x="13.446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0.563cm" svg:x2="15.605cm" svg:y2="11.805cm" draw:start-shape="id9" draw:end-shape="id10" svg:d="m15609 10563-4 1242" svg:viewBox="0 0 5 1243">
          <text:p/>
        </draw:connector>
        <draw:connector draw:style-name="gr3" draw:text-style-name="P9" draw:layer="layout" draw:type="line" svg:x1="6.397cm" svg:y1="10.168cm" svg:x2="6.456cm" svg:y2="11.692cm" draw:start-shape="id6" draw:end-shape="id7" draw:end-glue-point="4" svg:d="m6397 10168 59 1524" svg:viewBox="0 0 60 1525">
          <text:p text:style-name="P1"><text:span text:style-name="T4"><text:s text:c="27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08:49.443604996</dc:date>
    <dc:creator>Andrey Hihlovskiy</dc:creator>
    <meta:editing-duration>PT3H5M50S</meta:editing-duration>
    <meta:editing-cycles>56</meta:editing-cycles>
    <meta:generator>LibreOffice/4.1.3.2$Linux_X86_64 LibreOffice_project/410m0$Build-2</meta:generator>
    <meta:document-statistic meta:object-count="31"/>
  </office:meta>
</office:document-meta>
</file>